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normal" fo:font-family="'Liberation Serif'" style:font-family-asian="'Liberation Serif'" style:font-family-complex="'Liberation Serif'" fo:background-color="transparent" style:use-window-font-color="true"/>
    </style:style>
    <style:style style:name="T2" style:family="text">
      <style:text-properties fo:font-size="18.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 style:family="text">
      <style:text-properties fo:font-size="18.00pt" fo:font-weight="normal"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8.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20.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fo:font-style="italic"/>
    </style:style>
    <style:style style:name="T8" style:family="text">
      <style:text-properties fo:font-size="20.00pt" fo:font-weight="bold" fo:font-family="'Liberation Serif'" style:font-family-asian="'Liberation Serif'" style:font-family-complex="'Liberation Serif'" fo:background-color="transparent" style:use-window-font-color="true" fo:font-style="italic"/>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8.00pt" fo:font-weight="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8.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8.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8.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8.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4.00pt" fo:font-weight="normal" fo:font-family="'Liberation Serif'" style:font-family-asian="'Liberation Serif'" style:font-family-complex="'Liberation Serif'"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4.00pt" fo:font-weight="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4.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4.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4.00pt" fo:font-weight="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4.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Plavsic Vanja</text:span></text:p>
      <text:p text:style-name="P1"><text:span text:style-name="T2">n</text:span><text:span text:style-name="T3">:15603105</text:span><text:span text:style-name="T4"><text:s text:c="2"/></text:span></text:p>
      <text:p text:style-name="P1"><text:span text:style-name="T5">L2Informatique</text:span><text:span text:style-name="T6"><text:s text:c="16"/></text:span><text:span text:style-name="T7">RAPPORT RESEAUX:</text:span><text:span text:style-name="T8"><text:s text:c="11"/></text:span></text:p>
      <text:p text:style-name="P1"><text:span text:style-name="T8"><text:s text:c="33"/>Pierre,Feuille,Ciseaux</text:span></text:p>
      <text:p text:style-name="P1"><text:span text:style-name="T9"/></text:p>
      <text:p text:style-name="P1"><text:span text:style-name="T9"/></text:p>
      <text:p text:style-name="P1"><text:span text:style-name="T10">Notre sujet est le jeu de Pierre Feuille et Ciseaux. J’ai pris le langage C++ pour le coder. Le programme est contenu dans deux fichiers, l’un client.cpp et l,autre server.cpp.</text:span></text:p>
      <text:p text:style-name="P1"><text:span text:style-name="T11"/></text:p>
      <text:p text:style-name="P1"><text:span text:style-name="T12">La compilation :</text:span></text:p>
      <text:p text:style-name="P1"><text:span text:style-name="T13"/></text:p>
      <text:p text:style-name="P1"><text:span text:style-name="T14">Pour le serveur : g++ server.cpp -o serv<text:s text:c="2"/></text:span></text:p>
      <text:p text:style-name="P1"><text:span text:style-name="T14">Pour le client : g++ client.cpp -o cli</text:span></text:p>
      <text:p text:style-name="P1"><text:span text:style-name="T15"/></text:p>
      <text:p text:style-name="P1"><text:span text:style-name="T15"/></text:p>
      <text:p text:style-name="P1"><text:span text:style-name="T16">Ceci est l’execution :</text:span></text:p>
      <text:p text:style-name="P1"><text:span text:style-name="T17"/></text:p>
      <text:p text:style-name="P1"><draw:frame text:anchor-type="as-char" svg:width="169.97mm" svg:height="95.67mm" style:rel-width="scale" style:rel-height="scale"><draw:object-ole xlink:href="OleObj1"/><draw:image xlink:href="ObjectReplacements/OleObj1"/></draw:frame><text:span text:style-name="T17"/></text:p>
      <text:p text:style-name="P1"><text:span text:style-name="T17"/></text:p>
      <text:p text:style-name="P1"><text:span text:style-name="T17"/></text:p>
      <text:p text:style-name="P1"><text:span text:style-name="T17"/></text:p>
      <text:p text:style-name="P1"><text:span text:style-name="T18">Les difficultés :</text:span></text:p>
      <text:p text:style-name="P1"><text:span text:style-name="T19"/></text:p>
      <text:p text:style-name="P1"><text:span text:style-name="T20"><text:tab/>Les moments les plus difficiles sont apparus au moment de l’utilisation des buffers. Je ne comprenais pas la provenance des données stockées dans les buffers. J'utilise donc la fonction « vec » qui affiche juste le premier caractère stocké (le reste étant une suite aléatoire de lettres aléatoire et ne correspondait pas du tout à ce que je voulais).</text:span></text:p>
      <text:p text:style-name="P1"><text:span text:style-name="T21"/></text:p>
      <text:p text:style-name="P1"><text:span text:style-name="T22"><text:tab/>Une des autres difficultés était l’utilisation des "new", je n'arrivai pas à l'utiliser, j’ai donc dû trouver un<text:s text:c="2"/>autre moyen pour que les fonctions ne retournent rien, comme la fonction « extraire ».</text:span></text:p>
      <text:p text:style-name="P1"><text:span text:style-name="T23"/></text:p>
      <text:p text:style-name="P1"><text:span text:style-name="T24"><text:tab/>J’avais aussi des difficultés avec votre fonction Server_broadcastf, le résultat obtenu n'était presque jamais celui souhaité, j'ai utilisé à la place les fonctions Server_sendf et Client_sendf.</text:span></text:p>
      <text:p text:style-name="P1"><text:span text:style-name="T25"/></text:p>
      <text:p text:style-name="P1"><text:span text:style-name="T26"><text:tab/>Un autre problème également rencontré se passe lors du déroulement du jeu. Des caractères aléatoires apparaissent sur l'écran sans que je ne puisse en expliquer la raison (je pense toutefois que l'origine du problème est lié au buffer).</text:span></text:p>
      <text:p text:style-name="P1"><text:span text:style-name="T27"/></text:p>
      <text:p text:style-name="P1"><text:span text:style-name="T28"><text:tab/>Mon binôme, Aness MENA m'a beaucoup aidé et conseillé tout au long du l'écriture du code. Il m'a expliqué en détails certaines parties ou je n'arrivai pas à avancer seul.</text:span></text:p>
      <text:p text:style-name="P1"><text:span text:style-name="T29"/></text:p>
      <text:p text:style-name="P1"><text:span text:style-name="T30">Une partie de mon code est tirée de votre site internet et la fonction "Round" m'a été donné par Aness MENA.</text:span></text:p>
      <text:p text:style-name="P1"><text:span text:style-name="T31"/></text:p>
      <text:p text:style-name="P1"><text:span text:style-name="T31"/></text:p>
      <text:p text:style-name="P1"><text:span text:style-name="T31"/></text:p>
      <text:p text:style-name="P1"><text:span text:style-name="T31"/></text:p>
      <text:p text:style-name="P1"><text:span text:style-name="T31"/></text:p>
      <text:p text:style-name="P1"><text:span text:style-name="T31"/></text:p>
      <text:p text:style-name="P1"><text:span text:style-name="T31"/></text:p>
      <text:p text:style-name="P1"><text:span text:style-name="T31"/></text:p>
      <text:p text:style-name="P1"><text:span text:style-name="T31"/></text:p>
      <text:p text:style-name="P1"><text:span text:style-name="T31"/></text:p>
      <text:p text:style-name="P1"><text:span text:style-name="T31"/></text:p>
      <text:p text:style-name="P1"><text:span text:style-name="T31"/></text:p>
      <text:p text:style-name="P1"><text:span text:style-name="T3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